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ff" loext:opacity="100%"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bugging C/C++ Cod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ding memory leaks with valgri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sider memleak in the git repo</text:p>
              </text:list-item>
              <text:list-item>
                <text:p>Compile it using make, run it using ./memleak</text:p>
              </text:list-item>
              <text:list-item>
                <text:p><text:span text:style-name="T1">valgrind --leak-check=full --suppressions=$ROOTSYS/etc/</text:span><text:span text:style-name="T2">root/</text:span><text:span text:style-name="T1">valgrind-root.supp" ./memleak</text:span><text:span text:style-name="T1"><text:line-break/></text:span><text:span text:style-name="T1">(or vg ./memleak with the alias)</text:span></text:p>
              </text:list-item>
              <text:list-item>
                <text:p><text:span text:style-name="T3">valgrind should print you the line where memory is allocated which is never fre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ning gd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ltiple ways to run it:</text:p>
                <text:list>
                  <text:list-item>
                    <text:p>$ gdb --args ./myprog all the arguments<text:line-break/>gdb&gt; r</text:p>
                  </text:list-item>
                  <text:list-item>
                    <text:p>$ ulimit -c unlimited ; ./myproc <text:line-break/>core dumped<text:line-break/>$ gdb ./myprog core # post mortem debugging</text:p>
                  </text:list-item>
                  <text:list-item>
                    <text:p>attach to running process (beyond this tal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db backtra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gdb, promp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0T12:17:02.012573274</meta:creation-date>
    <meta:generator>LibreOffice/7.0.4.2$Linux_X86_64 LibreOffice_project/00$Build-2</meta:generator>
    <dc:date>2023-02-21T01:33:08.464442769</dc:date>
    <meta:editing-duration>PT1H29M4S</meta:editing-duration>
    <meta:editing-cycles>1</meta:editing-cycles>
    <meta:document-statistic meta:object-count="37"/>
  </office:meta>
</office:document-meta>
</file>